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 Narrow"/>
    </style:style>
    <style:style style:name="P2" style:family="paragraph" style:parent-style-name="Standard">
      <style:text-properties style:font-name="Arial Narrow"/>
    </style:style>
    <style:style style:name="P3" style:family="paragraph" style:parent-style-name="Standard" style:list-style-name="WW8Num48">
      <style:text-properties style:font-name="Arial Narrow"/>
    </style:style>
    <style:style style:name="P4" style:family="paragraph" style:parent-style-name="Standard" style:list-style-name="WW8Num48">
      <style:text-properties style:font-name="Arial Narrow"/>
    </style:style>
    <style:style style:name="P5" style:family="paragraph" style:parent-style-name="Standard" style:list-style-name="WW8Num48">
      <style:text-properties style:font-name="Arial Narrow"/>
    </style:style>
    <style:style style:name="P6" style:family="paragraph" style:parent-style-name="Standard" style:list-style-name="WW8Num48">
      <style:text-properties style:font-name="Arial Narrow"/>
    </style:style>
    <style:style style:name="P7" style:family="paragraph" style:parent-style-name="Standard" style:list-style-name="WW8Num48">
      <style:text-properties style:font-name="Arial Narrow"/>
    </style:style>
    <style:style style:name="P8" style:family="paragraph" style:parent-style-name="Standard" style:list-style-name="WW8Num48">
      <style:text-properties style:font-name="Arial Narrow"/>
    </style:style>
    <style:style style:name="P9" style:family="paragraph" style:parent-style-name="Standard" style:list-style-name="WW8Num48">
      <style:text-properties style:font-name="Arial Narrow"/>
    </style:style>
    <style:style style:name="P10" style:family="paragraph" style:parent-style-name="Standard" style:list-style-name="WW8Num48">
      <style:text-properties style:font-name="Arial Narrow"/>
    </style:style>
    <style:style style:name="P11" style:family="paragraph" style:parent-style-name="Standard" style:list-style-name="WW8Num48">
      <style:text-properties style:font-name="Arial Narrow"/>
    </style:style>
    <style:style style:name="P12" style:family="paragraph" style:parent-style-name="Standard" style:list-style-name="WW8Num48">
      <style:text-properties style:font-name="Arial Narrow"/>
    </style:style>
    <style:style style:name="P13" style:family="paragraph" style:parent-style-name="Standard" style:list-style-name="WW8Num48">
      <style:text-properties style:font-name="Arial Narrow"/>
    </style:style>
    <style:style style:name="P14" style:family="paragraph" style:parent-style-name="Standard" style:list-style-name="WW8Num48">
      <style:text-properties style:font-name="Arial Narrow"/>
    </style:style>
    <style:style style:name="P15" style:family="paragraph" style:parent-style-name="Standard" style:list-style-name="WW8Num48">
      <style:text-properties style:font-name="Arial Narrow"/>
    </style:style>
    <style:style style:name="P16" style:family="paragraph" style:parent-style-name="Standard">
      <style:text-properties style:font-name="Arial Narrow"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egg til</text:p>
      <text:p text:style-name="P1"/>
      <text:p text:style-name="P1">Melding registreres på ønsket nivå for et objekt. Velg objekt fra pop-up vindu som åpnes. Melding kan også lenkes til bygningsdel (utstyr).</text:p>
      <text:p text:style-name="P1"/>
      <text:p text:style-name="P1">Bruker med tildelt rettighet kan opprette melding.</text:p>
      <text:p text:style-name="P1"/>
      <text:p text:style-name="P1">Hvilke attributter/type informasjon som skal kunne benyttes/registreres defineres i ”Admin”. </text:p>
      <text:p text:style-name="P1"/>
      <text:p text:style-name="P1">Mottaker av meldingen kan være en spesifikk bruker eller gruppe. Bruker og brukergruppe registreres/defineres i egen meny under ”Admin”. </text:p>
      <text:p text:style-name="P1">I tillegg skal følgende registreres;</text:p>
      <text:list text:style-name="WW8Num48">
        <text:list-item>
          <text:p text:style-name="P3">Prioritet; velg fra 1 til 10 der 10 har høyest prioritet</text:p>
        </text:list-item>
        <text:list-item>
          <text:p text:style-name="P3">Kategori; </text:p>
          <text:list>
            <text:list-item>
              <text:p text:style-name="P3">melding fra beboer</text:p>
            </text:list-item>
            <text:list-item>
              <text:p text:style-name="P3">forsikringssak</text:p>
            </text:list-item>
            <text:list-item>
              <text:p text:style-name="P3">prosjekt</text:p>
            </text:list-item>
            <text:list-item>
              <text:p text:style-name="P3">reklamasjon</text:p>
            </text:list-item>
            <text:list-item>
              <text:p text:style-name="P3">skade</text:p>
            </text:list-item>
            <text:list-item>
              <text:p text:style-name="P3">heiskontroll</text:p>
            </text:list-item>
            <text:list-item>
              <text:p text:style-name="P3">alarmanlegg</text:p>
            </text:list-item>
            <text:list-item>
              <text:p text:style-name="P3">SD-anlegg</text:p>
            </text:list-item>
          </text:list>
        </text:list-item>
        <text:list-item>
          <text:p text:style-name="P3">Ferdig dato; frist når tiltaket skal være gjennomført (anmodet dato)</text:p>
        </text:list-item>
        <text:list-item>
          <text:p text:style-name="P3">Overskrift; emnebeskrivelse</text:p>
        </text:list-item>
        <text:list-item>
          <text:p text:style-name="P3">Detaljer; nærmere beskrivelse av melding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48">
      <text:list-level-style-bullet text:level="1" text:style-name="WW8Num48z0" style:num-suffix="." text:bullet-char="">
        <style:list-level-properties text:space-before="0.3752in" text:min-label-width="0.25in"/>
        <style:text-properties style:font-name="Symbol"/>
      </text:list-level-style-bullet>
      <text:list-level-style-bullet text:level="2" text:style-name="WW8Num48z1" style:num-suffix="." text:bullet-char="o">
        <style:list-level-properties text:space-before="0.8752in" text:min-label-width="0.25in"/>
        <style:text-properties style:font-name="Courier New1"/>
      </text:list-level-style-bullet>
      <text:list-level-style-bullet text:level="3" text:style-name="WW8Num48z2" style:num-suffix="." text:bullet-char="">
        <style:list-level-properties text:space-before="1.3752in" text:min-label-width="0.25in"/>
        <style:text-properties style:font-name="Wingdings"/>
      </text:list-level-style-bullet>
      <text:list-level-style-bullet text:level="4" text:style-name="WW8Num48z0" style:num-suffix="." text:bullet-char="">
        <style:list-level-properties text:space-before="1.8752in" text:min-label-width="0.25in"/>
        <style:text-properties style:font-name="Symbol"/>
      </text:list-level-style-bullet>
      <text:list-level-style-bullet text:level="5" text:style-name="WW8Num48z1" style:num-suffix="." text:bullet-char="o">
        <style:list-level-properties text:space-before="2.3752in" text:min-label-width="0.25in"/>
        <style:text-properties style:font-name="Courier New1"/>
      </text:list-level-style-bullet>
      <text:list-level-style-bullet text:level="6" text:style-name="WW8Num48z2" style:num-suffix="." text:bullet-char="">
        <style:list-level-properties text:space-before="2.8752in" text:min-label-width="0.25in"/>
        <style:text-properties style:font-name="Wingdings"/>
      </text:list-level-style-bullet>
      <text:list-level-style-bullet text:level="7" text:style-name="WW8Num48z0" style:num-suffix="." text:bullet-char="">
        <style:list-level-properties text:space-before="3.3752in" text:min-label-width="0.25in"/>
        <style:text-properties style:font-name="Symbol"/>
      </text:list-level-style-bullet>
      <text:list-level-style-bullet text:level="8" text:style-name="WW8Num48z1" style:num-suffix="." text:bullet-char="o">
        <style:list-level-properties text:space-before="3.8752in" text:min-label-width="0.25in"/>
        <style:text-properties style:font-name="Courier New1"/>
      </text:list-level-style-bullet>
      <text:list-level-style-bullet text:level="9" text:style-name="WW8Num48z2" style:num-suffix="." text:bullet-char="">
        <style:list-level-properties text:space-before="4.3752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Knut Vidar Olsen</meta:initial-creator>
    <meta:creation-date>2007-12-03T14:51:39</meta:creation-date>
    <dc:creator>Knut Vidar Olsen</dc:creator>
    <dc:date>2007-12-03T14:58:49</dc:date>
    <meta:editing-cycles>1</meta:editing-cycles>
    <meta:editing-duration>PT1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09" meta:character-count="754"/>
  </office:meta>
</office:document-meta>
</file>